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908" officeooo:paragraph-rsid="001b3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fhsgjhgj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53:14.727943406</meta:creation-date>
    <dc:date>2019-12-12T11:53:34.633653574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0.7.3$Linux_X86_64 LibreOffice_project/00m0$Build-3</meta:generator>
  </office:meta>
</office:document-meta>
</file>